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41000001D5B4FADC8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91cm" svg:height="12.406cm" svg:x="6.254cm" svg:y="8.646cm">
          <draw:image xlink:href="Pictures/1000000000000141000001D5B4FADC82.png" xlink:type="simple" xlink:show="embed" xlink:actuate="onLoad">
            <text:p/>
          </draw:image>
        </draw:frame>
        <draw:custom-shape draw:style-name="gr2" draw:text-style-name="P2" draw:layer="layout" svg:width="1.5cm" svg:height="1.2cm" svg:x="6.3cm" svg:y="8.728cm">
          <text:p text:style-name="P2"><text:span text:style-name="T1">Admi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cm" svg:y1="9.1cm" svg:x2="6.7cm" svg:y2="8.7cm">
          <text:p/>
        </draw:line>
        <draw:custom-shape draw:style-name="gr2" draw:text-style-name="P2" draw:layer="layout" svg:width="1.5cm" svg:height="1.2cm" svg:x="9.6cm" svg:y="19.58cm">
          <text:p text:style-name="P2"><text:span text:style-name="T1">Admi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cm" svg:y1="20cm" svg:x2="10cm" svg:y2="1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3T11:59:17.915000000</dc:date>
    <meta:editing-duration>PT3M39S</meta:editing-duration>
    <meta:editing-cycles>1</meta:editing-cycles>
    <meta:document-statistic meta:object-count="5"/>
    <meta:generator>LibreOffice/4.3.7.2$Windows_x86 LibreOffice_project/8a35821d8636a03b8bf4e15b48f59794652c68ba</meta:generator>
  </office:meta>
</office:document-meta>
</file>